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class">
      <style:graphic-properties draw:fill="solid" draw:fill-color="#00dcff" draw:auto-grow-height="false"/>
    </style:style>
    <style:style style:name="gr2" style:family="graphic" style:parent-style-name="class">
      <style:graphic-properties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7.5cm"/>
    </style:style>
    <style:style style:name="gr4" style:family="graphic" style:parent-style-name="class">
      <style:graphic-properties draw:fill="solid" draw:fill-color="#00dcff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class">
      <style:graphic-properties draw:fill="solid" draw:fill-color="#23ff23" draw:auto-grow-height="false"/>
    </style:style>
    <style:style style:name="gr7" style:family="graphic" style:parent-style-name="class">
      <style:graphic-properties draw:fill="solid" draw:fill-color="#23ff23" draw:auto-grow-height="false"/>
    </style:style>
    <style:style style:name="gr8" style:family="graphic" style:parent-style-name="standard">
      <style:graphic-properties draw:stroke="dash" draw:stroke-dash="Fine_20_Dashed_20__28_var_29_" svg:stroke-width="0.1cm" svg:stroke-color="#579d1c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class">
      <style:graphic-properties draw:fill="solid" draw:fill-color="#ff6633" draw:auto-grow-height="false"/>
    </style:style>
    <style:style style:name="gr10" style:family="graphic" style:parent-style-name="class">
      <style:graphic-properties draw:fill="solid" draw:fill-color="#ff6633" draw:auto-grow-height="false"/>
    </style:style>
    <style:style style:name="gr11" style:family="graphic" style:parent-style-name="standard">
      <style:graphic-properties draw:stroke="solid" draw:stroke-dash="Fine_20_Dotted" svg:stroke-width="0.1cm" svg:stroke-color="#000080" draw:marker-start="Square_20_45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2.25cm"/>
    </style:style>
    <style:style style:name="gr14" style:family="graphic" style:parent-style-name="standard">
      <style:graphic-properties draw:stroke="none" svg:stroke-color="#000000" draw:fill="none" draw:fill-color="#ffffff" fo:min-height="1.75cm"/>
    </style:style>
    <style:style style:name="gr15" style:family="graphic" style:parent-style-name="class">
      <style:graphic-properties draw:fill="solid" draw:fill-color="#e6ff00" draw:auto-grow-height="fals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Thorndale AMT'" style:font-family-generic="roman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18pt"/>
    </style:style>
    <style:style style:name="P5" style:family="paragraph">
      <style:paragraph-properties fo:margin-left="0cm" fo:margin-right="0cm" fo:text-indent="0cm"/>
      <style:text-properties fo:font-family="'Thorndale AMT'" style:font-family-generic="roman" style:font-pitch="variable" fo:font-size="18pt"/>
    </style:style>
    <style:style style:name="P6" style:family="paragraph">
      <style:paragraph-properties fo:margin-left="0cm" fo:margin-right="0cm" fo:text-indent="0cm"/>
      <style:text-properties fo:font-family="'Thorndale AMT'" style:font-family-generic="roman" style:font-pitch="variable" fo:font-size="18pt" fo:font-weight="bold" style:font-weight-asian="bold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tyle="italic" style:font-style-asian="italic" style:font-style-complex="italic"/>
    </style:style>
    <style:style style:name="T1" style:family="text">
      <style:text-properties fo:font-family="'Thorndale AMT'" style:font-family-generic="roman" style:font-pitch="variable" fo:font-weight="bold" style:font-weight-asian="bold" style:font-weight-complex="bold"/>
    </style:style>
    <style:style style:name="T2" style:family="text">
      <style:text-properties fo:font-family="'Thorndale AMT'" style:font-family-generic="roman" style:font-pitch="variable"/>
    </style:style>
    <style:style style:name="T3" style:family="text">
      <style:text-properties fo:font-size="18pt"/>
    </style:style>
    <style:style style:name="T4" style:family="text">
      <style:text-properties fo:font-family="'Thorndale AMT'" style:font-family-generic="roman" style:font-pitch="variable" fo:font-size="18pt" fo:font-weight="bold" style:font-weight-asian="bold" style:font-weight-complex="bold"/>
    </style:style>
    <style:style style:name="T5" style:family="text">
      <style:text-properties fo:font-family="'Thorndale AMT'" style:font-family-generic="roman" style:font-pitch="variable" fo:font-size="1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3" draw:layer="layout" svg:width="3.809cm" svg:height="0.763cm" svg:x="6.77cm" svg:y="5.237cm">
          <text:p text:style-name="P1">Collection</text:p>
          <draw:enhanced-geometry svg:viewBox="0 0 21600 21600" draw:type="rectangle" draw:enhanced-path="M 0 0 L 21600 0 21600 21600 0 21600 0 0 Z N"/>
        </draw:custom-shape>
        <draw:custom-shape draw:style-name="gr2" draw:id="id2" draw:layer="layout" svg:width="3.5cm" svg:height="1cm" svg:x="12.079cm" svg:y="3.5cm">
          <text:p text:style-name="P1">BEObject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1.5cm" svg:height="1cm" svg:x="1.5cm" svg:y="1.5cm">
          <draw:text-box>
            <text:p text:style-name="P1"><text:span text:style-name="T1">BEdita3</text:span><text:span text:style-name="T2"> objects/contents class diagram</text:span></text:p>
          </draw:text-box>
        </draw:frame>
        <draw:custom-shape draw:style-name="gr2" draw:id="id5" draw:layer="layout" svg:width="3.5cm" svg:height="0.863cm" svg:x="2.179cm" svg:y="8.8cm">
          <text:p text:style-name="P1">Publication</text:p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3cm" svg:height="0.763cm" svg:x="7.679cm" svg:y="8.537cm">
          <text:p text:style-name="P1">Se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cm" svg:height="0.763cm" svg:x="1.5cm" svg:y="2.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9cm" svg:height="1cm" svg:x="2.679cm" svg:y="2.8cm">
          <draw:text-box>
            <text:p text:style-name="P1"><text:span text:style-name="T2">Base classes</text:span></text:p>
          </draw:text-box>
        </draw:frame>
        <draw:custom-shape draw:style-name="gr1" draw:text-style-name="P1" draw:id="id1" draw:layer="layout" svg:width="2.9cm" svg:height="1cm" svg:x="12.179cm" svg:y="11.5cm">
          <text:p text:style-name="P1">Content</text:p>
          <draw:enhanced-geometry svg:viewBox="0 0 21600 21600" draw:type="rectangle" draw:enhanced-path="M 0 0 L 21600 0 21600 21600 0 21600 0 0 Z N"/>
        </draw:custom-shape>
        <draw:custom-shape draw:style-name="gr2" draw:id="id4" draw:layer="layout" svg:width="3.809cm" svg:height="0.763cm" svg:x="19.77cm" svg:y="2cm">
          <text:p text:style-name="P1">Link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3.629cm" svg:y1="11.5cm" svg:x2="13.829cm" svg:y2="4.5cm" draw:start-shape="id1" draw:start-glue-point="0" draw:end-shape="id2" svg:d="m13629 11500v-3500h200v-3500">
          <text:p/>
        </draw:connector>
        <draw:connector draw:style-name="gr5" draw:text-style-name="P3" draw:layer="layout" svg:x1="10.579cm" svg:y1="5.618cm" svg:x2="13.829cm" svg:y2="4.5cm" draw:start-shape="id3" draw:end-shape="id2" draw:end-glue-point="2" svg:d="m10579 5618h3250v-1118">
          <text:p/>
        </draw:connector>
        <draw:connector draw:style-name="gr5" draw:text-style-name="P3" draw:layer="layout" draw:line-skew="-0.095cm" svg:x1="19.77cm" svg:y1="2.381cm" svg:x2="15.579cm" svg:y2="4cm" draw:start-shape="id4" draw:end-shape="id2" draw:end-glue-point="1" svg:d="m19770 2381h-2191v1619h-2000">
          <text:p/>
        </draw:connector>
        <draw:connector draw:style-name="gr5" draw:text-style-name="P3" draw:layer="layout" svg:x1="3.929cm" svg:y1="8.8cm" svg:x2="8.674cm" svg:y2="6cm" draw:start-shape="id5" draw:start-glue-point="0" draw:end-shape="id3" draw:end-glue-point="2" svg:d="m3929 8800v-1401h4745v-1399">
          <text:p/>
        </draw:connector>
        <draw:connector draw:style-name="gr5" draw:text-style-name="P3" draw:layer="layout" svg:x1="9.179cm" svg:y1="8.537cm" svg:x2="8.674cm" svg:y2="6cm" draw:start-shape="id6" draw:start-glue-point="0" draw:end-shape="id3" draw:end-glue-point="2" svg:d="m9179 8537v-1269h-505v-1268">
          <text:p/>
        </draw:connector>
        <draw:custom-shape draw:style-name="gr2" draw:id="id7" draw:layer="layout" svg:width="2.5cm" svg:height="0.763cm" svg:x="22.879cm" svg:y="15.4cm">
          <text:p text:style-name="P1">Event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4.129cm" svg:y1="15.4cm" svg:x2="13.629cm" svg:y2="12.5cm" draw:start-shape="id7" draw:end-shape="id1" draw:end-glue-point="2" svg:d="m24129 15400v-1450h-10500v-1450">
          <text:p/>
        </draw:connector>
        <draw:custom-shape draw:style-name="gr1" draw:text-style-name="P1" draw:id="id8" draw:layer="layout" svg:width="3cm" svg:height="0.8cm" svg:x="9.979cm" svg:y="15.4cm">
          <text:p text:style-name="P1">Strea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1.479cm" svg:y1="15.4cm" svg:x2="13.629cm" svg:y2="12.5cm" draw:start-shape="id8" draw:start-glue-point="0" draw:end-shape="id1" draw:end-glue-point="2" svg:d="m11479 15400v-1450h2150v-1450">
          <text:p/>
        </draw:connector>
        <draw:custom-shape draw:style-name="gr2" draw:id="id9" draw:layer="layout" svg:width="2.5cm" svg:height="0.763cm" svg:x="5.279cm" svg:y="18.637cm">
          <text:p text:style-name="P1">Audio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6.529cm" svg:y1="18.637cm" svg:x2="11.479cm" svg:y2="16.2cm" draw:start-shape="id9" draw:end-shape="id8" draw:end-glue-point="2" svg:d="m6529 18637v-1219h4950v-1218">
          <text:p/>
        </draw:connector>
        <draw:custom-shape draw:style-name="gr2" draw:id="id10" draw:layer="layout" svg:width="2.5cm" svg:height="0.763cm" svg:x="8.779cm" svg:y="18.637cm">
          <text:p text:style-name="P1">Video</text:p>
          <draw:enhanced-geometry svg:viewBox="0 0 21600 21600" draw:type="rectangle" draw:enhanced-path="M 0 0 L 21600 0 21600 21600 0 21600 0 0 Z N"/>
        </draw:custom-shape>
        <draw:custom-shape draw:style-name="gr2" draw:id="id11" draw:layer="layout" svg:width="2.5cm" svg:height="0.763cm" svg:x="16.079cm" svg:y="18.737cm">
          <text:p text:style-name="P1">Imag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0.029cm" svg:y1="18.637cm" svg:x2="11.479cm" svg:y2="16.2cm" draw:start-shape="id10" draw:start-glue-point="0" draw:end-shape="id8" draw:end-glue-point="2" svg:d="m10029 18637v-1219h1450v-1218">
          <text:p/>
        </draw:connector>
        <draw:connector draw:style-name="gr5" draw:text-style-name="P3" draw:layer="layout" svg:x1="17.329cm" svg:y1="18.737cm" svg:x2="11.479cm" svg:y2="16.2cm" draw:start-shape="id11" draw:start-glue-point="0" draw:end-shape="id8" draw:end-glue-point="2" svg:d="m17329 18737v-1269h-5850v-1268">
          <text:p/>
        </draw:connector>
        <draw:custom-shape draw:style-name="gr2" draw:text-style-name="P1" draw:id="id12" draw:layer="layout" svg:width="3.809cm" svg:height="1cm" svg:x="4.27cm" svg:y="11.5cm">
          <text:p text:style-name="P1">ShortNew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8.079cm" svg:y1="12cm" svg:x2="12.179cm" svg:y2="12cm" draw:start-shape="id12" draw:end-shape="id1" draw:end-glue-point="3" svg:d="m8079 12000h4100">
          <text:p/>
        </draw:connector>
        <draw:custom-shape draw:style-name="gr2" draw:text-style-name="P1" draw:id="id13" draw:layer="layout" svg:width="3.5cm" svg:height="0.763cm" svg:x="17.979cm" svg:y="15.437cm">
          <text:p text:style-name="P1">Documen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9.729cm" svg:y1="15.437cm" svg:x2="13.629cm" svg:y2="12.5cm" draw:start-shape="id13" draw:end-shape="id1" draw:end-glue-point="2" svg:d="m19729 15437v-1469h-6100v-1468">
          <text:p/>
        </draw:connector>
        <draw:custom-shape draw:style-name="gr2" draw:id="id14" draw:layer="layout" svg:width="2.5cm" svg:height="0.763cm" svg:x="12.279cm" svg:y="18.737cm">
          <text:p text:style-name="P1">BEFil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3.529cm" svg:y1="18.737cm" svg:x2="11.479cm" svg:y2="16.2cm" draw:start-shape="id14" draw:start-glue-point="0" draw:end-shape="id8" draw:end-glue-point="2" svg:d="m13529 18737v-1269h-2050v-1268">
          <text:p/>
        </draw:connector>
        <draw:custom-shape draw:style-name="gr6" draw:text-style-name="P1" draw:layer="layout" svg:width="1cm" svg:height="0.763cm" svg:x="1.5cm" svg:y="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id="id15" draw:layer="layout" svg:width="3.809cm" svg:height="0.763cm" svg:x="20.27cm" svg:y="5cm">
          <text:p text:style-name="P1">Translation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line-skew="-0.345cm" svg:x1="20.27cm" svg:y1="5.381cm" svg:x2="15.579cm" svg:y2="4cm" draw:start-shape="id15" draw:start-glue-point="3" draw:end-shape="id2" draw:end-glue-point="1" svg:d="m20270 5381h-2691v-1381h-2000">
          <text:p/>
        </draw:connector>
        <draw:custom-shape draw:style-name="gr2" draw:text-style-name="P1" draw:id="id16" draw:layer="layout" svg:width="3.809cm" svg:height="1cm" svg:x="20.27cm" svg:y="3.5cm">
          <text:p text:style-name="P1">Card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svg:x1="20.27cm" svg:y1="4cm" svg:x2="15.58cm" svg:y2="4.001cm" draw:start-shape="id16" draw:start-glue-point="3" svg:d="m20270 4000h-2595v1h-2095">
          <text:p/>
        </draw:connector>
        <draw:custom-shape draw:style-name="gr2" draw:text-style-name="P1" draw:id="id17" draw:layer="layout" svg:width="4.5cm" svg:height="1cm" svg:x="21.179cm" svg:y="10.6cm">
          <text:p text:style-name="P1">MailMessag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21.179cm" svg:y1="11.1cm" svg:x2="15.079cm" svg:y2="12cm" draw:start-shape="id17" draw:end-shape="id1" draw:end-glue-point="1" svg:d="m21179 11100h-3050v900h-3050">
          <text:p/>
        </draw:connector>
        <draw:custom-shape draw:style-name="gr2" draw:text-style-name="P1" draw:id="id18" draw:layer="layout" svg:width="4.5cm" svg:height="1cm" svg:x="21.179cm" svg:y="12.1cm">
          <text:p text:style-name="P1">MailTemplat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21.179cm" svg:y1="12.6cm" svg:x2="15.079cm" svg:y2="12cm" draw:start-shape="id18" draw:start-glue-point="3" draw:end-shape="id1" draw:end-glue-point="1" svg:d="m21179 12600h-3050v-600h-3050">
          <text:p/>
        </draw:connector>
        <draw:custom-shape draw:style-name="gr2" draw:text-style-name="P1" draw:id="id19" draw:layer="layout" svg:width="3.409cm" svg:height="1cm" svg:x="3.07cm" svg:y="14.3cm">
          <text:p text:style-name="P1">Galler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4.774cm" svg:y1="14.3cm" svg:x2="13.629cm" svg:y2="12.5cm" draw:start-shape="id19" draw:end-shape="id1" draw:end-glue-point="2" svg:d="m4774 14300v-900h8855v-900">
          <text:p/>
        </draw:connector>
        <draw:frame draw:style-name="gr3" draw:text-style-name="P2" draw:layer="layout" svg:width="6.4cm" svg:height="1cm" svg:x="2.679cm" svg:y="4cm">
          <draw:text-box>
            <text:p text:style-name="P1"><text:span text:style-name="T2">TODO/future classes</text:span></text:p>
          </draw:text-box>
        </draw:frame>
        <draw:custom-shape draw:style-name="gr1" draw:text-style-name="P4" draw:id="id21" draw:layer="layout" svg:width="3.809cm" svg:height="1cm" svg:x="18.27cm" svg:y="7.5cm">
          <text:p text:style-name="P1"><text:span text:style-name="T3">Annotation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4.17cm" svg:y1="7cm" svg:x2="22.079cm" svg:y2="8cm" draw:start-shape="id20" draw:start-glue-point="3" draw:end-shape="id21" svg:d="m24170 7000h-1046v1000h-1045">
          <text:p/>
        </draw:connector>
        <draw:custom-shape draw:style-name="gr2" draw:text-style-name="P1" draw:id="id20" draw:layer="layout" svg:width="3.409cm" svg:height="1cm" svg:x="24.17cm" svg:y="6.5cm">
          <text:p text:style-name="P1">Commen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8.27cm" svg:y1="8cm" svg:x2="13.829cm" svg:y2="4.5cm" draw:start-shape="id21" draw:start-glue-point="3" draw:end-shape="id2" draw:end-glue-point="2" svg:d="m18270 8000h-4441v-3500">
          <text:p/>
        </draw:connector>
        <draw:custom-shape draw:style-name="gr7" draw:text-style-name="P1" draw:id="id22" draw:layer="layout" svg:width="3.809cm" svg:height="1cm" svg:x="24.179cm" svg:y="8.3cm">
          <text:p text:style-name="P1">EditorNot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4.179cm" svg:y1="8.8cm" svg:x2="22.079cm" svg:y2="8cm" draw:start-shape="id22" draw:start-glue-point="3" draw:end-shape="id21" svg:d="m24179 8800h-1051v-800h-1049">
          <text:p/>
        </draw:connector>
      </draw:page>
      <draw:page draw:name="page2" draw:style-name="dp1" draw:master-page-name="Standard">
        <office:forms form:automatic-focus="false" form:apply-design-mode="false"/>
        <draw:custom-shape draw:style-name="gr2" draw:text-style-name="P4" draw:id="id24" draw:layer="layout" svg:width="3.5cm" svg:height="1cm" svg:x="12.379cm" svg:y="5.4cm">
          <text:p text:style-name="P1"><text:span text:style-name="T3">BEObject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0.579cm" svg:height="1cm" svg:x="1.5cm" svg:y="1.5cm">
          <draw:text-box>
            <text:p text:style-name="P1"><text:span text:style-name="T4">BEdita3</text:span><text:span text:style-name="T5"> objects/contents class diagram – books, ecommerce, products...</text:span></text:p>
          </draw:text-box>
        </draw:frame>
        <draw:custom-shape draw:style-name="gr4" draw:text-style-name="P1" draw:layer="layout" svg:width="1cm" svg:height="0.763cm" svg:x="1.5cm" svg:y="2.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9cm" svg:height="1cm" svg:x="2.679cm" svg:y="2.8cm">
          <draw:text-box>
            <text:p text:style-name="P1"><text:span text:style-name="T5">Base classes</text:span></text:p>
          </draw:text-box>
        </draw:frame>
        <draw:connector draw:style-name="gr5" draw:text-style-name="P3" draw:layer="layout" svg:x1="12.879cm" svg:y1="11.2cm" svg:x2="14.129cm" svg:y2="6.4cm" draw:start-shape="id23" draw:start-glue-point="0" draw:end-shape="id24" svg:d="m12879 11200v-2400h1250v-2400">
          <text:p/>
        </draw:connector>
        <draw:custom-shape draw:style-name="gr2" draw:text-style-name="P4" draw:id="id25" draw:layer="layout" svg:width="3.809cm" svg:height="1cm" svg:x="6.579cm" svg:y="14.6cm">
          <text:p text:style-name="P1"><text:span text:style-name="T3">Book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8.483cm" svg:y1="14.6cm" svg:x2="12.879cm" svg:y2="12.2cm" draw:start-shape="id25" draw:start-glue-point="0" draw:end-shape="id23" draw:end-glue-point="2" svg:d="m8483 14600v-1200h4396v-1200">
          <text:p/>
        </draw:connector>
        <draw:custom-shape draw:style-name="gr1" draw:text-style-name="P4" draw:id="id23" draw:layer="layout" svg:width="3cm" svg:height="1cm" svg:x="11.379cm" svg:y="11.2cm">
          <text:p text:style-name="P1"><text:span text:style-name="T3">Produc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26" draw:layer="layout" svg:width="3.809cm" svg:height="1cm" svg:x="20.579cm" svg:y="7cm">
          <text:p text:style-name="P1"><text:span text:style-name="T3">Author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0.579cm" svg:y1="7.5cm" svg:x2="15.879cm" svg:y2="5.9cm" draw:start-shape="id26" draw:end-shape="id24" svg:d="m20579 7500h-2350v-1600h-2350">
          <text:p/>
        </draw:connector>
        <draw:custom-shape draw:style-name="gr1" draw:text-style-name="P4" draw:id="id27" draw:layer="layout" svg:width="3.809cm" svg:height="1cm" svg:x="5.77cm" svg:y="7cm">
          <text:p text:style-name="P1"><text:span text:style-name="T3">Annotation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9.579cm" svg:y1="7.5cm" svg:x2="12.379cm" svg:y2="5.9cm" draw:start-shape="id27" draw:end-shape="id24" draw:end-glue-point="3" svg:d="m9579 7500h1400v-1600h1400">
          <text:p/>
        </draw:connector>
        <draw:connector draw:style-name="gr5" draw:text-style-name="P3" draw:layer="layout" svg:x1="13.629cm" svg:y1="16.7cm" svg:x2="12.879cm" svg:y2="12.2cm" draw:start-shape="id28" draw:start-glue-point="0" draw:end-shape="id23" draw:end-glue-point="2" svg:d="m13629 16700v-2250h-750v-2250">
          <text:p/>
        </draw:connector>
        <draw:custom-shape draw:style-name="gr1" draw:text-style-name="P1" draw:id="id29" draw:layer="layout" svg:width="2.9cm" svg:height="1cm" svg:x="17.379cm" svg:y="11.2cm">
          <text:p text:style-name="P1">Content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8.829cm" svg:y1="11.2cm" svg:x2="14.129cm" svg:y2="6.4cm" draw:start-shape="id29" draw:start-glue-point="0" draw:end-shape="id24" draw:end-glue-point="2" svg:d="m18829 11200v-2400h-4700v-2400">
          <text:p/>
        </draw:connector>
        <draw:custom-shape draw:style-name="gr2" draw:text-style-name="P4" draw:id="id30" draw:layer="layout" svg:width="4.309cm" svg:height="1cm" svg:x="18.07cm" svg:y="15.2cm">
          <text:p text:style-name="P1"><text:span text:style-name="T3">Bibliography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0.224cm" svg:y1="15.2cm" svg:x2="18.829cm" svg:y2="12.2cm" draw:start-shape="id30" draw:end-shape="id29" draw:end-glue-point="2" svg:d="m20224 15200v-1500h-1395v-1500">
          <text:p/>
        </draw:connector>
        <draw:custom-shape draw:style-name="gr6" draw:text-style-name="P1" draw:layer="layout" svg:width="1cm" svg:height="0.763cm" svg:x="1.5cm" svg:y="4.00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4cm" svg:height="1cm" svg:x="2.679cm" svg:y="4cm">
          <draw:text-box>
            <text:p text:style-name="P1"><text:span text:style-name="T2">TODO/future classes</text:span></text:p>
          </draw:text-box>
        </draw:frame>
        <draw:custom-shape draw:style-name="gr7" draw:text-style-name="P1" draw:id="id28" draw:layer="layout" svg:width="3.5cm" svg:height="1cm" svg:x="11.879cm" svg:y="16.7cm">
          <text:p text:style-name="P1">DVD ??</text:p>
          <draw:enhanced-geometry svg:viewBox="0 0 21600 21600" draw:type="rectangle" draw:enhanced-path="M 0 0 L 21600 0 21600 21600 0 21600 0 0 Z N"/>
        </draw:custom-shape>
        <draw:custom-shape draw:style-name="gr7" draw:text-style-name="P1" draw:id="id31" draw:layer="layout" svg:width="3.5cm" svg:height="1cm" svg:x="2.079cm" svg:y="10cm">
          <text:p text:style-name="P1">BiblioItem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3.829cm" svg:y1="10cm" svg:x2="7.674cm" svg:y2="8cm" draw:start-shape="id31" draw:end-shape="id27" draw:end-glue-point="2" svg:d="m3829 10000v-1000h3845v-1000">
          <text:p/>
        </draw:connector>
      </draw:page>
      <draw:page draw:name="page3" draw:style-name="dp1" draw:master-page-name="Standard">
        <office:forms form:automatic-focus="false" form:apply-design-mode="false"/>
        <draw:custom-shape draw:style-name="gr2" draw:text-style-name="P4" draw:id="id33" draw:layer="layout" svg:width="3.5cm" svg:height="1cm" svg:x="15.079cm" svg:y="5.5cm">
          <text:p text:style-name="P1"><text:span text:style-name="T3">BEObject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0.579cm" svg:height="1cm" svg:x="1.5cm" svg:y="1.5cm">
          <draw:text-box>
            <text:p text:style-name="P1"><text:span text:style-name="T4">BEdita3</text:span><text:span text:style-name="T5"> questionnaires - eLearning</text:span></text:p>
          </draw:text-box>
        </draw:frame>
        <draw:custom-shape draw:style-name="gr4" draw:text-style-name="P1" draw:layer="layout" svg:width="1cm" svg:height="0.763cm" svg:x="1.5cm" svg:y="2.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9cm" svg:height="1cm" svg:x="2.679cm" svg:y="2.8cm">
          <draw:text-box>
            <text:p text:style-name="P1"><text:span text:style-name="T5">Base classes</text:span></text:p>
          </draw:text-box>
        </draw:frame>
        <draw:custom-shape draw:style-name="gr2" draw:text-style-name="P4" draw:id="id34" draw:layer="layout" svg:width="5cm" svg:height="1cm" svg:x="5.079cm" svg:y="7.5cm">
          <text:p text:style-name="P1"><text:span text:style-name="T3">Questionnaire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line-skew="0.5cm" svg:x1="9.779cm" svg:y1="12.5cm" svg:x2="15.079cm" svg:y2="6cm" draw:start-shape="id32" draw:end-shape="id33" svg:d="m9779 12500h3150v-6500h2150">
          <text:p/>
        </draw:connector>
        <draw:connector draw:style-name="gr5" draw:text-style-name="P3" draw:layer="layout" svg:x1="10.079cm" svg:y1="8cm" svg:x2="15.079cm" svg:y2="6cm" draw:start-shape="id34" draw:end-shape="id33" draw:end-glue-point="3" svg:d="m10079 8000h2500v-2000h2500">
          <text:p/>
        </draw:connector>
        <draw:custom-shape draw:style-name="gr2" draw:text-style-name="P4" draw:id="id32" draw:layer="layout" svg:width="4.309cm" svg:height="1cm" svg:x="5.47cm" svg:y="12cm">
          <text:p text:style-name="P1"><text:span text:style-name="T3">Ques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svg:x1="7.579cm" svg:y1="8.5cm" svg:x2="7.624cm" svg:y2="12cm" draw:start-shape="id34" draw:start-glue-point="2" draw:end-shape="id32" svg:d="m7579 8500v1750h45v1750">
          <text:p/>
        </draw:connector>
        <draw:connector draw:style-name="gr8" draw:text-style-name="P3" draw:layer="layout" svg:x1="1.579cm" svg:y1="4.459cm" svg:x2="5.454cm" svg:y2="4.477cm" svg:d="m1579 4459h1938v18h1937">
          <text:p/>
        </draw:connector>
        <draw:frame draw:style-name="gr3" draw:text-style-name="P5" draw:layer="layout" svg:width="4.9cm" svg:height="1cm" svg:x="5.679cm" svg:y="4cm">
          <draw:text-box>
            <text:p text:style-name="P1"><text:span text:style-name="T5">BEdita relation</text:span></text:p>
          </draw:text-box>
        </draw:frame>
        <draw:frame draw:style-name="gr3" draw:text-style-name="P6" draw:layer="layout" svg:width="3.5cm" svg:height="1cm" svg:x="3.879cm" svg:y="10cm">
          <draw:text-box>
            <text:p text:style-name="P1"><text:span text:style-name="T4">[question]</text:span></text:p>
          </draw:text-box>
        </draw:frame>
        <draw:custom-shape draw:style-name="gr9" draw:text-style-name="P4" draw:id="id36" draw:layer="layout" svg:width="5.5cm" svg:height="1cm" svg:x="4.079cm" svg:y="16cm">
          <text:p text:style-name="P1"><text:span text:style-name="T3">QuestionAns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id="id37" draw:layer="layout" svg:width="4.309cm" svg:height="1cm" svg:x="15.579cm" svg:y="15cm">
          <text:p text:style-name="P1"><text:span text:style-name="T3">Ans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id="id35" draw:layer="layout" svg:width="8cm" svg:height="1cm" svg:x="15.679cm" svg:y="9.9cm">
          <text:p text:style-name="P1"><text:span text:style-name="T3">Questionnaire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079cm" svg:height="0.763cm" svg:x="8cm" svg:y="2.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9cm" svg:height="1cm" svg:x="9.179cm" svg:y="2.8cm">
          <draw:text-box>
            <text:p text:style-name="P1"><text:span text:style-name="T5">No BEdita object</text:span></text:p>
          </draw:text-box>
        </draw:frame>
        <draw:connector draw:style-name="gr5" draw:text-style-name="P3" draw:layer="layout" svg:x1="19.679cm" svg:y1="9.9cm" svg:x2="16.829cm" svg:y2="6.5cm" draw:start-shape="id35" draw:start-glue-point="0" draw:end-shape="id33" draw:end-glue-point="2" svg:d="m19679 9900v-1700h-2850v-1700">
          <text:p/>
        </draw:connector>
        <draw:connector draw:style-name="gr11" draw:text-style-name="P3" draw:layer="layout" svg:x1="6.829cm" svg:y1="16cm" svg:x2="7.624cm" svg:y2="13cm" draw:start-shape="id36" draw:end-shape="id32" svg:d="m6829 16000v-1500h795v-1500">
          <text:p/>
        </draw:connector>
        <draw:connector draw:style-name="gr11" draw:text-style-name="P3" draw:layer="layout" svg:x1="17.733cm" svg:y1="15cm" svg:x2="19.679cm" svg:y2="10.9cm" draw:start-shape="id37" draw:start-glue-point="0" draw:end-shape="id35" draw:end-glue-point="2" svg:d="m17733 15000v-2050h1946v-2050">
          <text:p/>
        </draw:connector>
        <draw:frame draw:style-name="gr12" draw:text-style-name="P7" draw:layer="layout" svg:width="1cm" svg:height="1cm" svg:x="5.579cm" svg:y="15cm">
          <draw:text-box>
            <text:p><text:span text:style-name="T6">N</text:span></text:p>
          </draw:text-box>
        </draw:frame>
        <draw:frame draw:style-name="gr12" draw:text-style-name="P7" draw:layer="layout" svg:width="1cm" svg:height="1cm" svg:x="16.579cm" svg:y="14cm">
          <draw:text-box>
            <text:p><text:span text:style-name="T6">N</text:span></text:p>
          </draw:text-box>
        </draw:frame>
        <draw:frame draw:style-name="gr12" draw:text-style-name="P7" draw:layer="layout" svg:width="1cm" svg:height="1cm" svg:x="18.579cm" svg:y="11cm">
          <draw:text-box>
            <text:p><text:span text:style-name="T6">1</text:span></text:p>
          </draw:text-box>
        </draw:frame>
        <draw:frame draw:style-name="gr12" draw:text-style-name="P7" draw:layer="layout" svg:width="1cm" svg:height="1cm" svg:x="6.579cm" svg:y="13cm">
          <draw:text-box>
            <text:p><text:span text:style-name="T6">1</text:span></text:p>
          </draw:text-box>
        </draw:frame>
        <draw:frame draw:style-name="gr13" draw:text-style-name="P8" draw:layer="layout" svg:width="4.5cm" svg:height="2.5cm" svg:x="24.079cm" svg:y="9cm">
          <draw:text-box>
            <text:p text:style-name="P8"><text:span text:style-name="T7">Questionnaire compilation and results</text:span></text:p>
          </draw:text-box>
        </draw:frame>
        <draw:custom-shape draw:style-name="gr9" draw:text-style-name="P4" draw:id="id38" draw:layer="layout" svg:width="4.309cm" svg:height="1cm" svg:x="20.77cm" svg:y="15cm">
          <text:p text:style-name="P1"><text:span text:style-name="T3">Date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svg:x1="22.924cm" svg:y1="15cm" svg:x2="19.679cm" svg:y2="10.9cm" draw:start-shape="id38" draw:start-glue-point="0" draw:end-shape="id35" svg:d="m22924 15000v-2050h-3245v-2050">
          <text:p/>
        </draw:connector>
        <draw:frame draw:style-name="gr12" draw:text-style-name="P7" draw:layer="layout" svg:width="1cm" svg:height="1cm" svg:x="21.579cm" svg:y="14cm">
          <draw:text-box>
            <text:p><text:span text:style-name="T6">N</text:span></text:p>
          </draw:text-box>
        </draw:frame>
        <draw:frame draw:style-name="gr12" draw:text-style-name="P7" draw:layer="layout" svg:width="1cm" svg:height="1cm" svg:x="19.891cm" svg:y="11.04cm">
          <draw:text-box>
            <text:p><text:span text:style-name="T6">1</text:span></text:p>
          </draw:text-box>
        </draw:frame>
        <draw:frame draw:style-name="gr14" draw:text-style-name="P8" draw:layer="layout" svg:width="5.5cm" svg:height="2cm" svg:x="14.079cm" svg:y="16.5cm">
          <draw:text-box>
            <text:p text:style-name="P8"><text:span text:style-name="T7">All user answers</text:span></text:p>
          </draw:text-box>
        </draw:frame>
        <draw:frame draw:style-name="gr13" draw:text-style-name="P8" draw:layer="layout" svg:width="4.5cm" svg:height="2.5cm" svg:x="24.079cm" svg:y="16.5cm">
          <draw:text-box>
            <text:p text:style-name="P8"><text:span text:style-name="T7">Session timing information</text:span></text:p>
          </draw:text-box>
        </draw:frame>
        <draw:frame draw:style-name="gr14" draw:text-style-name="P8" draw:layer="layout" svg:width="6.5cm" svg:height="2cm" svg:x="1.579cm" svg:y="17cm">
          <draw:text-box>
            <text:p text:style-name="P8"><text:span text:style-name="T7">Predefined answers (eg. multiple choice)</text:span></text:p>
          </draw:text-box>
        </draw:frame>
        <draw:connector draw:style-name="gr11" draw:text-style-name="P3" draw:layer="layout" svg:x1="5.536cm" svg:y1="5.74cm" svg:x2="1.547cm" svg:y2="5.74cm" svg:d="m5536 5740h-3989">
          <text:p/>
        </draw:connector>
        <draw:frame draw:style-name="gr3" draw:text-style-name="P5" draw:layer="layout" svg:width="6.4cm" svg:height="1cm" svg:x="5.679cm" svg:y="5.4cm">
          <draw:text-box>
            <text:p text:style-name="P1"><text:span text:style-name="T5">N/M relation</text:span></text:p>
          </draw:text-box>
        </draw:frame>
        <draw:custom-shape draw:style-name="gr4" draw:text-style-name="P1" draw:layer="layout" svg:width="1cm" svg:height="0.763cm" svg:x="1.501cm" svg:y="2.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9cm" svg:height="1cm" svg:x="2.68cm" svg:y="2.8cm">
          <draw:text-box>
            <text:p text:style-name="P1"><text:span text:style-name="T5">Base classes</text:span></text:p>
          </draw:text-box>
        </draw:frame>
        <draw:custom-shape draw:style-name="gr15" draw:text-style-name="P1" draw:layer="layout" svg:width="1.079cm" svg:height="0.763cm" svg:x="15.7cm" svg:y="2.9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9cm" svg:height="1cm" svg:x="16.879cm" svg:y="2.9cm">
          <draw:text-box>
            <text:p text:style-name="P1"><text:span text:style-name="T5">BEdita obj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quare_20_45" draw:display-name="Square 45" svg:viewBox="0 0 1131 1131" svg:d="m0 564 564 567 567-567-567-564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it" fo:country="IT" style:font-family-asian="'Albany AMT'" style:font-family-generic-asian="system" style:font-pitch-asian="variable" style:font-size-asian="24pt" style:language-asian="zxx" style:country-asian="none" style:font-family-complex="'Albany AMT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lass" style:family="graphic" style:parent-style-name="standard">
      <style:graphic-properties draw:fill-color="#e6ff00" draw:textarea-horizontal-align="center" draw:textarea-vertical-align="middle"/>
      <style:paragraph-properties fo:text-align="center"/>
    </style:style>
    <style:style style:name="inheritance_20__28_public_29_" style:display-name="inheritance (public)" style:family="graphic" style:parent-style-name="standard">
      <style:graphic-properties draw:marker-start-width="0.203cm" draw:marker-end="Circle" draw:marker-end-width="0.203cm" draw:textarea-horizontal-align="center" draw:textarea-vertical-align="middle"/>
      <style:paragraph-properties fo:text-align="center"/>
    </style:style>
  </office:styles>
  <office:automatic-styles>
    <style:page-layout style:name="PM0">
      <style:page-layout-properties fo:margin-top="1cm" fo:margin-bottom="1cm" fo:margin-left="0.579cm" fo:margin-right="0.5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21$Build-9319</meta:generator>
    <meta:creation-date>2008-08-25T18:30:06</meta:creation-date>
    <dc:date>2009-05-27T15:45:03</dc:date>
    <meta:editing-cycles>26</meta:editing-cycles>
    <meta:editing-duration>PT29H48M10S</meta:editing-duration>
    <meta:document-statistic meta:object-count="108"/>
    <meta:user-defined meta:name="Info 1"/>
    <meta:user-defined meta:name="Info 2"/>
    <meta:user-defined meta:name="Info 3"/>
    <meta:user-defined meta:name="Info 4"/>
  </office:meta>
</office:document-meta>
</file>